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ServiceInfo.setup( Map objectModel , Map manag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rtalServiceInfo.getTemporary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iceInfo.removeAttribut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alServiceInfo.getTemporary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iceInfo.setAttribute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alServiceInfo.getAttribut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alServiceInfo.removeTemporary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iceInfo.setPortalName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alServiceInfo.setTemporaryAttribute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iceInfo.getPort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ServiceInfo.getAttributeNam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ortalServiceInfo.getCompone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